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1" svg:font-family="Cambria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ambria1" fo:font-size="12pt" fo:font-weight="bold" officeooo:rsid="0022b6de" officeooo:paragraph-rsid="0022b6d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Cambria" fo:font-size="12pt" style:font-name-asian="MS Mincho" style:font-size-asian="12pt" style:font-name-complex="Times New Roman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ambria" fo:font-size="12pt" officeooo:paragraph-rsid="001f6255" style:font-name-asian="MS Mincho" style:font-size-asian="12pt" style:font-name-complex="Times New Roman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ambria" fo:font-size="12pt" officeooo:rsid="001f6255" officeooo:paragraph-rsid="001f6255" style:font-name-asian="MS Mincho" style:font-size-asian="12pt" style:font-name-complex="Times New Roman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Cambria" fo:font-size="12pt" fo:font-weight="bold" officeooo:rsid="001f6255" officeooo:paragraph-rsid="001f6255" style:font-name-asian="MS Mincho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Cambria" fo:font-size="12pt" fo:font-weight="bold" officeooo:rsid="001f6255" officeooo:paragraph-rsid="00215277" style:font-name-asian="MS Mincho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Cambria" fo:font-size="12pt" fo:font-weight="bold" style:font-name-asian="MS Mincho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Cambria" fo:font-size="12pt" fo:font-weight="bold" officeooo:rsid="00215277" officeooo:paragraph-rsid="00215277" style:font-name-asian="MS Mincho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ambria" fo:font-size="12pt" fo:font-weight="bold" officeooo:rsid="0022b6de" officeooo:paragraph-rsid="0022b6de" style:font-name-asian="MS Mincho" style:font-size-asian="12pt" style:font-weight-asian="bold" style:font-name-complex="Times New Roman" style:font-size-complex="12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rsid="00215277" officeooo:paragraph-rsid="00215277"/>
    </style:style>
    <style:style style:name="P13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Cambria" fo:font-size="12pt" style:font-name-asian="MS Mincho" style:font-size-asian="12pt" style:font-name-complex="Times New Roman" style:font-size-complex="12pt"/>
    </style:style>
    <style:style style:name="T1" style:family="text">
      <style:text-properties style:font-name="Cambria" fo:font-size="16pt" style:font-name-asian="Calibri1" style:font-size-asian="16pt" style:font-name-complex="Times New Roman" style:font-size-complex="16pt"/>
    </style:style>
    <style:style style:name="T2" style:family="text">
      <style:text-properties style:font-name="Cambria" style:font-name-asian="Calibri1" style:font-name-complex="Times New Roman"/>
    </style:style>
    <style:style style:name="T3" style:family="text">
      <style:text-properties style:font-name="Cambria" fo:font-size="20pt" fo:font-weight="bold" style:font-name-asian="Calibri1" style:font-size-asian="20pt" style:font-weight-asian="bold" style:font-name-complex="Times New Roman" style:font-size-complex="20pt"/>
    </style:style>
    <style:style style:name="T4" style:family="text">
      <style:text-properties style:font-name="Cambria" fo:font-size="12pt" style:font-name-asian="MS Mincho" style:font-size-asian="12pt" style:font-name-complex="Times New Roman" style:font-size-complex="12pt"/>
    </style:style>
    <style:style style:name="T5" style:family="text">
      <style:text-properties style:font-name="Cambria" fo:font-size="12pt" style:text-underline-style="solid" style:text-underline-width="auto" style:text-underline-color="font-color" style:font-name-asian="MS Mincho" style:font-size-asian="12pt" style:font-name-complex="Times New Roman" style:font-size-complex="12pt"/>
    </style:style>
    <style:style style:name="T6" style:family="text">
      <style:text-properties style:font-name="Cambria" fo:font-size="12pt" fo:font-style="italic" style:font-name-asian="MS Mincho" style:font-size-asian="12pt" style:font-style-asian="italic" style:font-name-complex="Times New Roman" style:font-size-complex="12pt" style:font-style-complex="italic"/>
    </style:style>
    <style:style style:name="T7" style:family="text">
      <style:text-properties fo:color="#0000ff" style:font-name="Courier New" fo:font-size="12pt" fo:font-weight="bold" style:font-size-asian="12pt" style:font-weight-asian="bold"/>
    </style:style>
    <style:style style:name="T8" style:family="text">
      <style:text-properties fo:color="#0000ff" style:font-name="Courier New" fo:font-weight="bold" style:font-weight-asian="bold"/>
    </style:style>
    <style:style style:name="T9" style:family="text">
      <style:text-properties fo:color="#0000ff" style:font-name="Cambria" fo:font-size="12pt" fo:font-style="italic" style:font-name-asian="MS Mincho" style:font-size-asian="12pt" style:font-style-asian="italic" style:font-name-complex="Times New Roman" style:font-size-complex="12pt" style:font-style-complex="italic"/>
    </style:style>
    <style:style style:name="T10" style:family="text">
      <style:text-properties style:text-position="sub 58%" style:font-name="Cambria" fo:font-size="12pt" style:font-name-asian="MS Mincho" style:font-size-asian="12pt" style:font-name-complex="Times New Roman" style:font-size-complex="12pt"/>
    </style:style>
    <style:style style:name="T11" style:family="text">
      <style:text-properties officeooo:rsid="00215277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<text:span text:style-name="T1">Math 338</text:span><text:span text:style-name="T2"><text:tab/> <text:s text:c="13"/><text:tab/></text:span><text:span text:style-name="T3"> <text:s text:c="7"/>Lab Assignment #22 <text:s text:c="2"/></text:span><text:span text:style-name="T1"><text:s text:c="5"/><text:tab/><text:tab/>Fall 2019</text:span></text:p>
      <text:p text:style-name="P3"/>
      <text:p text:style-name="P11"><text:span text:style-name="T4">Recall from lecture that confidence intervals come out of Neyman-Pearson ideas. However, instead of making a choice between </text:span><text:span text:style-name="T5">two</text:span><text:span text:style-name="T4"> possible parameter values, we estimate an entire </text:span><text:span text:style-name="T5">interval</text:span><text:span text:style-name="T4"> of values within which we suspect the true parameter value lies. Thus, we can use our confidence interval estimates to do two-sided hypothesis tests in the NHST framework.</text:span></text:p>
      <text:p text:style-name="P3"/>
      <text:p text:style-name="P11"><text:span text:style-name="T4">First, let’s re-create the setosa.petal.length dataset:</text:span></text:p>
      <text:p text:style-name="P3"/>
      <text:p text:style-name="P11"><text:span text:style-name="T7">&gt; library(dplyr)</text:span></text:p>
      <text:p text:style-name="P11"><text:span text:style-name="T7">&gt; setosa.petal.length &lt;- iris %&gt;% filter(Species == "setosa") %&gt;% select(Petal.Length)</text:span></text:p>
      <text:p text:style-name="P3"/>
      <text:p text:style-name="P11"><text:span text:style-name="T4">Recall that we used this dataset to test the null hypothesis that the population mean petal length was 1.3 cm. Now we will test this null hypothesis using a confidence interval instead.</text:span></text:p>
      <text:p text:style-name="P3"/>
      <text:p text:style-name="P11"><text:span text:style-name="T7">&gt; t.test(setosa.petal.length$Petal.Length, conf.level = 0.95) # technically the confidence level is 0.95 by default</text:span></text:p>
      <text:p text:style-name="P3"/>
      <text:p text:style-name="P11"><text:span text:style-name="Heading_20_1_20_Char">Question #1</text:span><text:span text:style-name="T4"> Paste the output from R. Write a sentence interpreting the 95% confidence interval for the population mean petal length of </text:span><text:span text:style-name="T6">setosa</text:span><text:span text:style-name="T4"> irises.</text:span></text:p>
      <text:p text:style-name="P11"><text:span text:style-name="T4"/></text:p>
      <text:p text:style-name="P6"><text:tab/>One Sample t-test</text:p>
      <text:p text:style-name="P6"/>
      <text:p text:style-name="P6">data: <text:s/>setosa.petal.length$Petal.Length</text:p>
      <text:p text:style-name="P6">t = 59.528, df = 49, p-value &lt; 2.2e-16</text:p>
      <text:p text:style-name="P6">alternative hypothesis: true mean is not equal to 0</text:p>
      <text:p text:style-name="P6">95 percent confidence interval:</text:p>
      <text:p text:style-name="P6"><text:s/>1.412645 1.511355</text:p>
      <text:p text:style-name="P6">sample estimates:</text:p>
      <text:p text:style-name="P6">mean of x </text:p>
      <text:p text:style-name="P6"><text:s text:c="4"/>1.462 </text:p>
      <text:p text:style-name="P5"/>
      <text:p text:style-name="P9">There is 95% confidence that the range of values for mu is between (1.412645, 1.511355)</text:p>
      <text:p text:style-name="P9"/>
      <text:p text:style-name="P11"><text:span text:style-name="Heading_20_1_20_Char">Question #2</text:span><text:span text:style-name="T4"> Based on our confidence interval, does the population mean petal length of </text:span><text:span text:style-name="T6">setosa</text:span><text:span text:style-name="T4"> irises appear to be greater than 1.3 cm or less than 1.3 cm? Or can you not tell? Explain your answer.</text:span></text:p>
      <text:p text:style-name="P3"/>
      <text:p text:style-name="P6">The population mean of the petal length appears to be bigger because the interval is from (1.412645, 1.511355). The value of the mean needs to be inside said confidence interval.</text:p>
      <text:p text:style-name="P3"/>
      <text:p text:style-name="P11"><text:span text:style-name="Heading_20_1_20_Char">Question #3</text:span><text:span text:style-name="T4"> Based on our confidence interval, can we reject H</text:span><text:span text:style-name="T10">0</text:span><text:span text:style-name="T4">: μ = 1.3 in favor of the two-sided NHST alternative H</text:span><text:span text:style-name="T10">a</text:span><text:span text:style-name="T4">: μ ≠ 1.3 at the 5% significance level? Why or why not?</text:span></text:p>
      <text:p text:style-name="P11"><text:span text:style-name="T4"/></text:p>
      <text:p text:style-name="P6">We can reject our null hypothesis because the p-value is so low, meaning we have a hight f-statistic. Thus implying we have at least one of the means not equal.</text:p>
      <text:p text:style-name="P3"/>
      <text:p text:style-name="P11"><text:span text:style-name="T4"/></text:p>
      <text:p text:style-name="P11"><text:soft-page-break/><text:span text:style-name="T4"/></text:p>
      <text:p text:style-name="P11"><text:span text:style-name="T4">Now, let’s look at the difference of population mean sepal lengths between </text:span><text:span text:style-name="T6">setosa</text:span><text:span text:style-name="T4"> and </text:span><text:span text:style-name="T6">versicolor</text:span><text:span text:style-name="T4">. We’ll need the original </text:span><text:span text:style-name="T6">iris</text:span><text:span text:style-name="T4"> dataset for this one. Since our </text:span><text:span text:style-name="T6">setosa</text:span><text:span text:style-name="T4"> and </text:span><text:span text:style-name="T6">versicolor</text:span><text:span text:style-name="T4"> samples are unrelated, this is a two-sample </text:span><text:span text:style-name="T6">t</text:span><text:span text:style-name="T4"> confidence interval.</text:span></text:p>
      <text:p text:style-name="P3"/>
      <text:p text:style-name="P11"><text:span text:style-name="T7">&gt; iris_sv &lt;- iris %&gt;% filter(Species %in% c("setosa","versicolor"))</text:span></text:p>
      <text:p text:style-name="P11"><text:span text:style-name="T7">&gt; t.test(Sepal.Length ~ Species, data = iris_sv, conf.level = 0.95)</text:span></text:p>
      <text:p text:style-name="P3"/>
      <text:p text:style-name="P11"><text:span text:style-name="Heading_20_1_20_Char">Question #4</text:span><text:span text:style-name="T4"> Paste the output table from R. Write a sentence interpreting the 95% confidence interval for the difference of population mean sepal lengths between setosa and versicolor.</text:span></text:p>
      <text:p text:style-name="P11"><text:span text:style-name="T4"/></text:p>
      <text:p text:style-name="P6"><text:tab/>Welch Two Sample t-test</text:p>
      <text:p text:style-name="P6"/>
      <text:p text:style-name="P6">data: <text:s/>Sepal.Length by Species</text:p>
      <text:p text:style-name="P6">t = -10.521, df = 86.538, p-value &lt; 2.2e-16</text:p>
      <text:p text:style-name="P6">alternative hypothesis: true difference in means is not equal to 0</text:p>
      <text:p text:style-name="P6">95 percent confidence interval:</text:p>
      <text:p text:style-name="P6"><text:s/>-1.1057074 -0.7542926</text:p>
      <text:p text:style-name="P6">sample estimates:</text:p>
      <text:p text:style-name="P6"><text:s text:c="4"/>mean in group setosa mean in group versicolor </text:p>
      <text:p text:style-name="P6"><text:s text:c="19"/>5.006 <text:s text:c="19"/>5.936 </text:p>
      <text:p text:style-name="P6"/>
      <text:p text:style-name="P6">On average, the versicolor plants are larger than the setosa plants.</text:p>
      <text:p text:style-name="P4"><text:span text:style-name="T8"/></text:p>
      <text:p text:style-name="P3"/>
      <text:p text:style-name="P11"><text:span text:style-name="Heading_20_1_20_Char">Question #5</text:span><text:span text:style-name="T4"> Based on our confidence interval, which species has longer petals? Or can you not tell? Explain your answer.</text:span></text:p>
      <text:p text:style-name="P11"><text:span text:style-name="T4"/></text:p>
      <text:p text:style-name="P7">On average, the versicolor plants are larger than the setosa plants. <text:span text:style-name="T11">The mean for setosa is 5.006 and 5.936 for versicolor, further corroborating the statement above. </text:span></text:p>
      <text:p text:style-name="P3"/>
      <text:p text:style-name="P3"/>
      <text:p text:style-name="P11"><text:span text:style-name="Heading_20_1_20_Char">Question #6</text:span><text:span text:style-name="T4"> Based on our confidence interval, can we reject H</text:span><text:span text:style-name="T10">0</text:span><text:span text:style-name="T4">: </text:span><text:span text:style-name="T4"><draw:frame draw:style-name="fr1" draw:name="Object1" text:anchor-type="as-char" svg:width="0.7362in" svg:height="0.2091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4"> in favor of the two-sided NHST alternative H</text:span><text:span text:style-name="T10">a</text:span><text:span text:style-name="T4">: </text:span><text:span text:style-name="T4"><draw:frame draw:style-name="fr1" draw:name="Object2" text:anchor-type="as-char" svg:width="0.7244in" svg:height="0.2091in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4"> at the 5% significance level? Why or why not?</text:span></text:p>
      <text:p text:style-name="P8"/>
      <text:p text:style-name="P9">You can reject the null hypothesis because 0 is not <text:s/>in the confidence interval.</text:p>
      <text:p text:style-name="P3"/>
      <text:p text:style-name="P11"><text:span text:style-name="T4">Finally, we will do a </text:span><text:span text:style-name="T6">t</text:span><text:span text:style-name="T4"> confidence interval for the population mean of paired differences (matched pairs confidence interval). We used the straight_jeans2 dataset for this one and investigated the mean of the paired differences in maximum back pocket width (</text:span><text:span text:style-name="T9">maxWidthBackMens</text:span><text:span text:style-name="T4"> and </text:span><text:span text:style-name="T9">maxWidthBackWomens</text:span><text:span text:style-name="T4">). </text:span></text:p>
      <text:p text:style-name="P3"/>
      <text:p text:style-name="P11"><text:span text:style-name="T4">There’s actually a way to do a paired test without getting the difference first; we just almost always look at a histogram of the differences first. Just to get the practice, we’ll use a 99% CI.</text:span></text:p>
      <text:p text:style-name="P3"/>
      <text:p text:style-name="P11"><text:span text:style-name="T7">&gt; t.test(x = straight_jeans2$maxWidthBackMens, y = straight_jeans2$maxWidthBackWomens, paired = TRUE, conf.level = 0.99)</text:span></text:p>
      <text:p text:style-name="P3"/>
      <text:p text:style-name="P11"><text:span text:style-name="T4">or (if you like to do the subtraction first and then just run the one-sample test) you could copy the code from Lab 19 and include the confidence level argument.</text:span></text:p>
      <text:p text:style-name="P3"/>
      <text:p text:style-name="P11"><text:soft-page-break/><text:span text:style-name="T7">&gt; jeans_diff &lt;- straight_jeans2 %&gt;% mutate(maxWidthBackDiff = maxWidthBackMens -</text:span><text:bookmark text:name="_GoBack"/><text:span text:style-name="T7"> maxWidthBackWomens)</text:span></text:p>
      <text:p text:style-name="P11"><text:span text:style-name="T7">&gt; t.test(jeans_diff$maxWidthBackDiff, conf.level = 0.99)</text:span></text:p>
      <text:p text:style-name="P3"/>
      <text:p text:style-name="P3"/>
      <text:p text:style-name="P11"><text:span text:style-name="Heading_20_1_20_Char">Question #7</text:span><text:span text:style-name="T4"> Paste the output from R. Write a sentence interpreting the 99% confidence interval for the population mean of the paired differences in maximum back pocket width.</text:span></text:p>
      <text:p text:style-name="P11"><text:span text:style-name="T4"/></text:p>
      <text:p text:style-name="P12"><text:span text:style-name="T4"><text:tab/>Paired t-test</text:span></text:p>
      <text:p text:style-name="P12"><text:span text:style-name="T4"/></text:p>
      <text:p text:style-name="P12"><text:span text:style-name="T4">data: <text:s/>straight_jeans2$maxWidthBackMens and straight_jeans2$maxWidthBackWomens</text:span></text:p>
      <text:p text:style-name="P12"><text:span text:style-name="T4">t = 1.2936, df = 19, p-value = 0.2113</text:span></text:p>
      <text:p text:style-name="P12"><text:span text:style-name="T4">alternative hypothesis: true difference in means is not equal to 0</text:span></text:p>
      <text:p text:style-name="P12"><text:span text:style-name="T4">99 percent confidence interval:</text:span></text:p>
      <text:p text:style-name="P12"><text:span text:style-name="T4"><text:s/>-0.4361529 <text:s/>1.1561529</text:span></text:p>
      <text:p text:style-name="P12"><text:span text:style-name="T4">sample estimates:</text:span></text:p>
      <text:p text:style-name="P12"><text:span text:style-name="T4">mean of the differences </text:span></text:p>
      <text:p text:style-name="P12"><text:span text:style-name="T4"><text:s text:c="19"/>0.36 </text:span></text:p>
      <text:p text:style-name="P3"/>
      <text:p text:style-name="P10">We are 95% confident that the men’s jeans are between 0.4361529 cm narrower and 1.1561529 wider than women’s jeans of the same brand.</text:p>
      <text:p text:style-name="P10"/>
      <text:p text:style-name="P11"><text:span text:style-name="Heading_20_1_20_Char">Question #8</text:span><text:span text:style-name="T4"> Based on our confidence interval, whose jeans have wider back pockets – men or women? Or can you not tell? Explain your answer. </text:span></text:p>
      <text:p text:style-name="P3"/>
      <text:p text:style-name="P10">Since our confidence interval includes the value of 0, we cannot accurately determine if either gender will have wider/narrower pockets.</text:p>
      <text:p text:style-name="P10"/>
      <text:p text:style-name="P11"><text:span text:style-name="Heading_20_1_20_Char">Question #9</text:span><text:span text:style-name="T4"> Based on our confidence interval, can we reject H</text:span><text:span text:style-name="T10">0</text:span><text:span text:style-name="T4">: μ</text:span><text:span text:style-name="T10">d</text:span><text:span text:style-name="T4"> = 0 in favor of the two-sided NHST alternative H</text:span><text:span text:style-name="T10">a</text:span><text:span text:style-name="T4">: μ</text:span><text:span text:style-name="T10">d</text:span><text:span text:style-name="T4"> ≠ 0 at the 1% significance level? Why or why not?</text:span></text:p>
      <text:p text:style-name="P3"/>
      <text:p text:style-name="P10">We cannot reject the null hypothesis because our confidence interval contains 0.</text:p>
      <text:p text:style-name="P3"/>
      <text:p text:style-name="P11"><text:span text:style-name="Heading_20_1_20_Char">Question #10</text:span><text:span text:style-name="T4"> Based on your answers in this lab, what information can you get from a </text:span><text:span text:style-name="T5">confidence interval</text:span><text:span text:style-name="T4"> that you cannot get from a hypothesis test?</text:span></text:p>
      <text:p text:style-name="P3"/>
      <text:p text:style-name="P3"/>
      <text:p text:style-name="P2">A confidence interval, as the name implies, an interval of values in which the population mean can be at a 95% confidence level. A hypothesis test locks us into using one population mean and requires us to make a fail to/reject based on these criteria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1" svg:font-family="Cambria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/>
      <style:text-properties style:font-name="Cambria" fo:font-family="Cambria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ight</meta:initial-creator>
    <meta:editing-cycles>8</meta:editing-cycles>
    <meta:creation-date>2019-11-07T07:05:00</meta:creation-date>
    <dc:date>2019-11-14T13:38:07.173282759</dc:date>
    <meta:editing-duration>PT17M1S</meta:editing-duration>
    <meta:generator>LibreOffice/5.1.6.2$Linux_X86_64 LibreOffice_project/10m0$Build-2</meta:generator>
    <meta:document-statistic meta:table-count="0" meta:image-count="0" meta:object-count="2" meta:page-count="3" meta:paragraph-count="63" meta:word-count="948" meta:character-count="6023" meta:non-whitespace-character-count="50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row>
      <mrow>
        <msub>
          <mi>μ</mi>
          <mn>1</mn>
        </msub>
        <mo stretchy="false">−</mo>
        <msub>
          <mi>μ</mi>
          <mn>2</mn>
        </msub>
      </mrow>
      <mo stretchy="false">=</mo>
      <mn>0</mn>
    </mrow>
    <annotation encoding="StarMath 5.0">{μ } rsub {1} - {μ} rsub {2} =0</annotation>
  </semantics>
</math>
</file>

<file path=Object 4/content.xml><?xml version="1.0" encoding="utf-8"?>
<math xmlns="http://www.w3.org/1998/Math/MathML" display="block">
  <semantics>
    <mrow>
      <mrow>
        <msub>
          <mi>μ</mi>
          <mn>1</mn>
        </msub>
        <mo stretchy="false">−</mo>
        <msub>
          <mi>μ</mi>
          <mn>2</mn>
        </msub>
      </mrow>
      <mi>≠</mi>
      <mn>0</mn>
    </mrow>
    <annotation encoding="StarMath 5.0">{μ } rsub {1} - {μ} rsub {2}   ≠ 0</annotation>
  </semantics>
</math>
</file>